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7.999cm" svg:height="3.582cm" svg:x="0cm" svg:y="3.695cm" presentation:class="title" presentation:user-transformed="true">
          <draw:text-box>
            <text:p text:style-name="P1"><text:span text:style-name="T1">Esperar en t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7.999cm" svg:height="15.75cm" svg:x="0cm" svg:y="0cm" presentation:class="title" presentation:user-transformed="true">
          <draw:text-box>
            <text:p text:style-name="P3"><text:span text:style-name="T2">Esperar en ti</text:span><text:span text:style-name="T2"><text:line-break/></text:span><text:span text:style-name="T2">Difícil se que es</text:span><text:span text:style-name="T2"><text:line-break/></text:span><text:span text:style-name="T2">Mi mente dice no</text:span><text:span text:style-name="T2"><text:line-break/></text:span><text:span text:style-name="T2">No es posibl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7.999cm" svg:height="15.75cm" svg:x="0cm" svg:y="0cm" presentation:class="title" presentation:user-transformed="true">
          <draw:text-box>
            <text:p text:style-name="P3"><text:span text:style-name="T2">Pero mi corazón</text:span><text:span text:style-name="T2"><text:line-break/></text:span><text:span text:style-name="T2">Confiado está en ti</text:span><text:span text:style-name="T2"><text:line-break/></text:span><text:span text:style-name="T2">Tú siempre has sido fiel</text:span><text:span text:style-name="T2"><text:line-break/></text:span><text:span text:style-name="T2">Me has sostenido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7.999cm" svg:height="15.75cm" svg:x="0cm" svg:y="0cm" presentation:class="title" presentation:user-transformed="true">
          <draw:text-box>
            <text:p text:style-name="P3"><text:span text:style-name="T2">Y esperare pacientemente</text:span><text:span text:style-name="T2"><text:line-break/></text:span><text:span text:style-name="T2">Aunque la duda me atormente</text:span><text:span text:style-name="T2"><text:line-break/></text:span><text:span text:style-name="T2">Yo no confío con la mente</text:span><text:span text:style-name="T2"><text:line-break/></text:span><text:span text:style-name="T2">Lo hago con el corazón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2">Y esperaré en la tormenta</text:span><text:span text:style-name="T2"><text:line-break/></text:span><text:span text:style-name="T2">Aunque tardare tu respuesta</text:span><text:span text:style-name="T2"><text:line-break/></text:span><text:span text:style-name="T2">Yo confiaré en tu providencia</text:span><text:span text:style-name="T2"><text:line-break/></text:span><text:span text:style-name="T2">Tu siempre tienes el control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07T18:44:35.056000000</meta:creation-date>
    <dc:date>2023-02-07T20:40:40.995000000</dc:date>
    <meta:editing-duration>PT1H45M44S</meta:editing-duration>
    <meta:editing-cycles>1</meta:editing-cycles>
    <meta:document-statistic meta:object-count="36"/>
    <meta:generator>Real_Office/6.2.3.2$Windows_x86 LibreOffice_project/b40a93cffb3080b9876e40c60e03703e9bd35612</meta:generator>
  </office:meta>
</office:document-meta>
</file>